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servationManager.getIdentifier( Documen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servationManager.eventFired( Repositor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servationManager.getListeners( DocumentIdentifier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Manager.registerListener( RepositoryListener listener , Document 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Manager.registerListener( Repository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servationManager.getAllListeners( DocumentIdentifier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servationManager.notify( Set listeners , Repository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